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background" style:vertical-pos="from-top" loext:vertical-rel="page-content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paragraph" draw:z-index="0" draw:name="Alakzat1" draw:style-name="gr1" draw:text-style-name="P1" svg:width="10cm" svg:height="10cm" svg:x="0cm" svg:y="3cm"><text:p/></draw:rec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klos Vajna</meta:initial-creator>
    <meta:creation-date>2020-04-29T12:17:49.871240271</meta:creation-date>
    <dc:date>2020-10-29T09:34:38.304000000</dc:date>
    <meta:editing-duration>PT1M14S</meta:editing-duration>
    <meta:editing-cycles>2</meta:editing-cycles>
    <meta:generator>LibreOfficeDev/7.1.0.0.alpha1$Windows_X86_64 LibreOffice_project/e83f927b72ab0dc1e237c9511578846916b060ed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